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Prelude</text:h>
      <text:p text:style-name="Text_20_body">Of course, there is a God. Of course, there is no God. Of course, what's really important is that these aren't important. No, they are; but not really important. All that's important is the relative importance of non-important things. Shit. Never mind; let's start o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elude</dc:title>
  </office:meta>
</office:document-meta>
</file>